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Documento de Prueba ODT</text:h>
      <text:p>Este es un archivo de prueba en formato ODT.</text:p>
      <text:p>Puedes usar este archivo para probar la extracción de texto con tu API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